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74345" calcext:value-type="float">
            <text:p>1.74E-10</text:p>
          </table:table-cell>
          <table:table-cell table:formula="of:=IF([.B2]=0;0;IF([.B2]=1;1;LN([.B2]/(1-[.B2]))+0.5))" office:value-type="float" office:value="-21.9699850209904" calcext:value-type="float">
            <text:p>-21.9699850209904</text:p>
          </table:table-cell>
          <table:table-cell table:formula="of:=IF([.B2]=0;0;IF([.B2]=1;1;[.C2]+VLOOKUP([.$A2]; [.$G$2:.$H$42]; 2)))" office:value-type="float" office:value="-21.9644185169998" calcext:value-type="float">
            <text:p>-21.9644185169998</text:p>
          </table:table-cell>
          <table:table-cell table:formula="of:=IF([.B2]=0;0;IF([.B2]=1;1;1/(1+EXP(-[.D2]+0.5))))" office:value-type="float" office:value="0.00000000017531819828" calcext:value-type="float">
            <text:p>1.7531819828117E-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0;0;IF([.B4]=1;1;LN([.B4]/(1-[.B4]))+0.5))" office:value-type="float" office:value="0" calcext:value-type="float">
            <text:p>0</text:p>
          </table:table-cell>
          <table:table-cell table:formula="of:=IF([.B4]=0;0;IF([.B4]=1;1;[.C4]+VLOOKUP([.$A4]; [.$G$2:.$H$42]; 2)))" office:value-type="float" office:value="0" calcext:value-type="float">
            <text:p>0</text:p>
          </table:table-cell>
          <table:table-cell table:formula="of:=IF([.B4]=0;0;IF([.B4]=1;1;1/(1+EXP(-[.D4]+0.5))))" office:value-type="float" office:value="0" calcext:value-type="float">
            <text:p>0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]=0;0;IF([.B5]=1;1;LN([.B5]/(1-[.B5]))+0.5))" office:value-type="float" office:value="0" calcext:value-type="float">
            <text:p>0</text:p>
          </table:table-cell>
          <table:table-cell table:formula="of:=IF([.B5]=0;0;IF([.B5]=1;1;[.C5]+VLOOKUP([.$A5]; [.$G$2:.$H$42]; 2)))" office:value-type="float" office:value="0" calcext:value-type="float">
            <text:p>0</text:p>
          </table:table-cell>
          <table:table-cell table:formula="of:=IF([.B5]=0;0;IF([.B5]=1;1;1/(1+EXP(-[.D5]+0.5))))" office:value-type="float" office:value="0" calcext:value-type="float">
            <text:p>0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274895" calcext:value-type="float">
            <text:p>2.75E-08</text:p>
          </table:table-cell>
          <table:table-cell table:formula="of:=IF([.B6]=0;0;IF([.B6]=1;1;LN([.B6]/(1-[.B6]))+0.5))" office:value-type="float" office:value="-16.9094616958773" calcext:value-type="float">
            <text:p>-16.9094616958773</text:p>
          </table:table-cell>
          <table:table-cell table:formula="of:=IF([.B6]=0;0;IF([.B6]=1;1;[.C6]+VLOOKUP([.$A6]; [.$G$2:.$H$42]; 2)))" office:value-type="float" office:value="-16.904423691139" calcext:value-type="float">
            <text:p>-16.904423691139</text:p>
          </table:table-cell>
          <table:table-cell table:formula="of:=IF([.B6]=0;0;IF([.B6]=1;1;1/(1+EXP(-[.D6]+0.5))))" office:value-type="float" office:value="0.00000002762834167627" calcext:value-type="float">
            <text:p>2.76283416762732E-08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]=0;0;IF([.B7]=1;1;LN([.B7]/(1-[.B7]))+0.5))" office:value-type="float" office:value="0" calcext:value-type="float">
            <text:p>0</text:p>
          </table:table-cell>
          <table:table-cell table:formula="of:=IF([.B7]=0;0;IF([.B7]=1;1;[.C7]+VLOOKUP([.$A7]; [.$G$2:.$H$42]; 2)))" office:value-type="float" office:value="0" calcext:value-type="float">
            <text:p>0</text:p>
          </table:table-cell>
          <table:table-cell table:formula="of:=IF([.B7]=0;0;IF([.B7]=1;1;1/(1+EXP(-[.D7]+0.5))))" office:value-type="float" office:value="0" calcext:value-type="float">
            <text:p>0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120324" calcext:value-type="float">
            <text:p>1.20E-09</text:p>
          </table:table-cell>
          <table:table-cell table:formula="of:=IF([.B8]=0;0;IF([.B8]=1;1;LN([.B8]/(1-[.B8]))+0.5))" office:value-type="float" office:value="-20.0382479174015" calcext:value-type="float">
            <text:p>-20.0382479174015</text:p>
          </table:table-cell>
          <table:table-cell table:formula="of:=IF([.B8]=0;0;IF([.B8]=1;1;[.C8]+VLOOKUP([.$A8]; [.$G$2:.$H$42]; 2)))" office:value-type="float" office:value="-20.0328812953537" calcext:value-type="float">
            <text:p>-20.0328812953537</text:p>
          </table:table-cell>
          <table:table-cell table:formula="of:=IF([.B8]=0;0;IF([.B8]=1;1;1/(1+EXP(-[.D8]+0.5))))" office:value-type="float" office:value="0.00000000120971469238" calcext:value-type="float">
            <text:p>1.20971469237882E-09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186996" calcext:value-type="float">
            <text:p>1.87E-08</text:p>
          </table:table-cell>
          <table:table-cell table:formula="of:=IF([.B9]=0;0;IF([.B9]=1;1;LN([.B9]/(1-[.B9]))+0.5))" office:value-type="float" office:value="-17.2947636849894" calcext:value-type="float">
            <text:p>-17.2947636849894</text:p>
          </table:table-cell>
          <table:table-cell table:formula="of:=IF([.B9]=0;0;IF([.B9]=1;1;[.C9]+VLOOKUP([.$A9]; [.$G$2:.$H$42]; 2)))" office:value-type="float" office:value="-17.289725680251" calcext:value-type="float">
            <text:p>-17.289725680251</text:p>
          </table:table-cell>
          <table:table-cell table:formula="of:=IF([.B9]=0;0;IF([.B9]=1;1;1/(1+EXP(-[.D9]+0.5))))" office:value-type="float" office:value="0.00000001879404638253" calcext:value-type="float">
            <text:p>1.87940463825306E-08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]=0;0;IF([.B10]=1;1;LN([.B10]/(1-[.B10]))+0.5))" office:value-type="float" office:value="0" calcext:value-type="float">
            <text:p>0</text:p>
          </table:table-cell>
          <table:table-cell table:formula="of:=IF([.B10]=0;0;IF([.B10]=1;1;[.C10]+VLOOKUP([.$A10]; [.$G$2:.$H$42]; 2)))" office:value-type="float" office:value="0" calcext:value-type="float">
            <text:p>0</text:p>
          </table:table-cell>
          <table:table-cell table:formula="of:=IF([.B10]=0;0;IF([.B10]=1;1;1/(1+EXP(-[.D10]+0.5))))" office:value-type="float" office:value="0" calcext:value-type="float">
            <text:p>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+0.5))" office:value-type="float" office:value="0" calcext:value-type="float">
            <text:p>0</text:p>
          </table:table-cell>
          <table:table-cell table:formula="of:=IF([.B11]=0;0;IF([.B11]=1;1;[.C11]+VLOOKUP([.$A11]; [.$G$2:.$H$42]; 2)))" office:value-type="float" office:value="0" calcext:value-type="float">
            <text:p>0</text:p>
          </table:table-cell>
          <table:table-cell table:formula="of:=IF([.B11]=0;0;IF([.B11]=1;1;1/(1+EXP(-[.D11]+0.5))))" office:value-type="float" office:value="0" calcext:value-type="float">
            <text:p>0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0904994" calcext:value-type="float">
            <text:p>9.05E-08</text:p>
          </table:table-cell>
          <table:table-cell table:formula="of:=IF([.B13]=0;0;IF([.B13]=1;1;LN([.B13]/(1-[.B13]))+0.5))" office:value-type="float" office:value="-15.7179225255974" calcext:value-type="float">
            <text:p>-15.7179225255974</text:p>
          </table:table-cell>
          <table:table-cell table:formula="of:=IF([.B13]=0;0;IF([.B13]=1;1;[.C13]+VLOOKUP([.$A13]; [.$G$2:.$H$42]; 2)))" office:value-type="float" office:value="-15.7126516907802" calcext:value-type="float">
            <text:p>-15.7126516907802</text:p>
          </table:table-cell>
          <table:table-cell table:formula="of:=IF([.B13]=0;0;IF([.B13]=1;1;1/(1+EXP(-[.D13]+0.5))))" office:value-type="float" office:value="0.00000009097766667011" calcext:value-type="float">
            <text:p>9.09776666701101E-08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7862" calcext:value-type="float">
            <text:p>7.86E-06</text:p>
          </table:table-cell>
          <table:table-cell table:formula="of:=IF([.B14]=0;0;IF([.B14]=1;1;LN([.B14]/(1-[.B14]))+0.5))" office:value-type="float" office:value="-11.2534616689337" calcext:value-type="float">
            <text:p>-11.2534616689337</text:p>
          </table:table-cell>
          <table:table-cell table:formula="of:=IF([.B14]=0;0;IF([.B14]=1;1;[.C14]+VLOOKUP([.$A14]; [.$G$2:.$H$42]; 2)))" office:value-type="float" office:value="-11.2478063449827" calcext:value-type="float">
            <text:p>-11.2478063449827</text:p>
          </table:table-cell>
          <table:table-cell table:formula="of:=IF([.B14]=0;0;IF([.B14]=1;1;1/(1+EXP(-[.D14]+0.5))))" office:value-type="float" office:value="0.00000790658776565205" calcext:value-type="float">
            <text:p>7.90658776565205E-06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493531" calcext:value-type="float">
            <text:p>0.000493531</text:p>
          </table:table-cell>
          <table:table-cell table:formula="of:=IF([.B15]=0;0;IF([.B15]=1;1;LN([.B15]/(1-[.B15]))+0.5))" office:value-type="float" office:value="-7.1134312316211" calcext:value-type="float">
            <text:p>-7.1134312316211</text:p>
          </table:table-cell>
          <table:table-cell table:formula="of:=IF([.B15]=0;0;IF([.B15]=1;1;[.C15]+VLOOKUP([.$A15]; [.$G$2:.$H$42]; 2)))" office:value-type="float" office:value="-7.10782279433108" calcext:value-type="float">
            <text:p>-7.10782279433108</text:p>
          </table:table-cell>
          <table:table-cell table:formula="of:=IF([.B15]=0;0;IF([.B15]=1;1;1/(1+EXP(-[.D15]+0.5))))" office:value-type="float" office:value="0.00049630533649595" calcext:value-type="float">
            <text:p>0.00049630533649595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178893" calcext:value-type="float">
            <text:p>1.79E-10</text:p>
          </table:table-cell>
          <table:table-cell table:formula="of:=IF([.B16]=0;0;IF([.B16]=1;1;LN([.B16]/(1-[.B16]))+0.5))" office:value-type="float" office:value="-21.944233254005" calcext:value-type="float">
            <text:p>-21.944233254005</text:p>
          </table:table-cell>
          <table:table-cell table:formula="of:=IF([.B16]=0;0;IF([.B16]=1;1;[.C16]+VLOOKUP([.$A16]; [.$G$2:.$H$42]; 2)))" office:value-type="float" office:value="-21.9388045252303" calcext:value-type="float">
            <text:p>-21.9388045252303</text:p>
          </table:table-cell>
          <table:table-cell table:formula="of:=IF([.B16]=0;0;IF([.B16]=1;1;1/(1+EXP(-[.D16]+0.5))))" office:value-type="float" office:value="0.00000000017986680244" calcext:value-type="float">
            <text:p>1.79866802439585E-10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858507" calcext:value-type="float">
            <text:p>8.59E-07</text:p>
          </table:table-cell>
          <table:table-cell table:formula="of:=IF([.B18]=0;0;IF([.B18]=1;1;LN([.B18]/(1-[.B18]))+0.5))" office:value-type="float" office:value="-13.4680701443782" calcext:value-type="float">
            <text:p>-13.4680701443782</text:p>
          </table:table-cell>
          <table:table-cell table:formula="of:=IF([.B18]=0;0;IF([.B18]=1;1;[.C18]+VLOOKUP([.$A18]; [.$G$2:.$H$42]; 2)))" office:value-type="float" office:value="-13.4626257004173" calcext:value-type="float">
            <text:p>-13.4626257004173</text:p>
          </table:table-cell>
          <table:table-cell table:formula="of:=IF([.B18]=0;0;IF([.B18]=1;1;1/(1+EXP(-[.D18]+0.5))))" office:value-type="float" office:value="0.00000086319383624829" calcext:value-type="float">
            <text:p>8.63193836248293E-07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936777" calcext:value-type="float">
            <text:p>9.37E-07</text:p>
          </table:table-cell>
          <table:table-cell table:formula="of:=IF([.B19]=0;0;IF([.B19]=1;1;LN([.B19]/(1-[.B19]))+0.5))" office:value-type="float" office:value="-13.3808196398521" calcext:value-type="float">
            <text:p>-13.3808196398521</text:p>
          </table:table-cell>
          <table:table-cell table:formula="of:=IF([.B19]=0;0;IF([.B19]=1;1;[.C19]+VLOOKUP([.$A19]; [.$G$2:.$H$42]; 2)))" office:value-type="float" office:value="-13.375018678869" calcext:value-type="float">
            <text:p>-13.375018678869</text:p>
          </table:table-cell>
          <table:table-cell table:formula="of:=IF([.B19]=0;0;IF([.B19]=1;1;1/(1+EXP(-[.D19]+0.5))))" office:value-type="float" office:value="0.0000009422269940248" calcext:value-type="float">
            <text:p>9.42226994024804E-07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116761" calcext:value-type="float">
            <text:p>1.17E-09</text:p>
          </table:table-cell>
          <table:table-cell table:formula="of:=IF([.B20]=0;0;IF([.B20]=1;1;LN([.B20]/(1-[.B20]))+0.5))" office:value-type="float" office:value="-20.0683069112407" calcext:value-type="float">
            <text:p>-20.0683069112407</text:p>
          </table:table-cell>
          <table:table-cell table:formula="of:=IF([.B20]=0;0;IF([.B20]=1;1;[.C20]+VLOOKUP([.$A20]; [.$G$2:.$H$42]; 2)))" office:value-type="float" office:value="-20.0628781824661" calcext:value-type="float">
            <text:p>-20.0628781824661</text:p>
          </table:table-cell>
          <table:table-cell table:formula="of:=IF([.B20]=0;0;IF([.B20]=1;1;1/(1+EXP(-[.D20]+0.5))))" office:value-type="float" office:value="0.00000000117396587455" calcext:value-type="float">
            <text:p>1.1739658745471E-09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617018" calcext:value-type="float">
            <text:p>6.17E-11</text:p>
          </table:table-cell>
          <table:table-cell table:formula="of:=IF([.B21]=0;0;IF([.B21]=1;1;LN([.B21]/(1-[.B21]))+0.5))" office:value-type="float" office:value="-23.0087080119613" calcext:value-type="float">
            <text:p>-23.0087080119613</text:p>
          </table:table-cell>
          <table:table-cell table:formula="of:=IF([.B21]=0;0;IF([.B21]=1;1;[.C21]+VLOOKUP([.$A21]; [.$G$2:.$H$42]; 2)))" office:value-type="float" office:value="-23.0031759915733" calcext:value-type="float">
            <text:p>-23.0031759915733</text:p>
          </table:table-cell>
          <table:table-cell table:formula="of:=IF([.B21]=0;0;IF([.B21]=1;1;1/(1+EXP(-[.D21]+0.5))))" office:value-type="float" office:value="0.0000000000620440815" calcext:value-type="float">
            <text:p>6.20440814967529E-11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218224" calcext:value-type="float">
            <text:p>2.18E-07</text:p>
          </table:table-cell>
          <table:table-cell table:formula="of:=IF([.B22]=0;0;IF([.B22]=1;1;LN([.B22]/(1-[.B22]))+0.5))" office:value-type="float" office:value="-14.8377435605379" calcext:value-type="float">
            <text:p>-14.8377435605379</text:p>
          </table:table-cell>
          <table:table-cell table:formula="of:=IF([.B22]=0;0;IF([.B22]=1;1;[.C22]+VLOOKUP([.$A22]; [.$G$2:.$H$42]; 2)))" office:value-type="float" office:value="-14.8327055557995" calcext:value-type="float">
            <text:p>-14.8327055557995</text:p>
          </table:table-cell>
          <table:table-cell table:formula="of:=IF([.B22]=0;0;IF([.B22]=1;1;1/(1+EXP(-[.D22]+0.5))))" office:value-type="float" office:value="0.00000021932618738627" calcext:value-type="float">
            <text:p>2.1932618738627E-07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42745" calcext:value-type="float">
            <text:p>4.27E-07</text:p>
          </table:table-cell>
          <table:table-cell table:formula="of:=IF([.B23]=0;0;IF([.B23]=1;1;LN([.B23]/(1-[.B23]))+0.5))" office:value-type="float" office:value="-14.1654280870241" calcext:value-type="float">
            <text:p>-14.1654280870241</text:p>
          </table:table-cell>
          <table:table-cell table:formula="of:=IF([.B23]=0;0;IF([.B23]=1;1;[.C23]+VLOOKUP([.$A23]; [.$G$2:.$H$42]; 2)))" office:value-type="float" office:value="-14.1603544058582" calcext:value-type="float">
            <text:p>-14.1603544058582</text:p>
          </table:table-cell>
          <table:table-cell table:formula="of:=IF([.B23]=0;0;IF([.B23]=1;1;1/(1+EXP(-[.D23]+0.5))))" office:value-type="float" office:value="0.00000042962425515713" calcext:value-type="float">
            <text:p>4.29624255157127E-07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17128" calcext:value-type="float">
            <text:p>1.71E-08</text:p>
          </table:table-cell>
          <table:table-cell table:formula="of:=IF([.B24]=0;0;IF([.B24]=1;1;LN([.B24]/(1-[.B24]))+0.5))" office:value-type="float" office:value="-17.382551268531" calcext:value-type="float">
            <text:p>-17.382551268531</text:p>
          </table:table-cell>
          <table:table-cell table:formula="of:=IF([.B24]=0;0;IF([.B24]=1;1;[.C24]+VLOOKUP([.$A24]; [.$G$2:.$H$42]; 2)))" office:value-type="float" office:value="-17.3773497607026" calcext:value-type="float">
            <text:p>-17.3773497607026</text:p>
          </table:table-cell>
          <table:table-cell table:formula="of:=IF([.B24]=0;0;IF([.B24]=1;1;1/(1+EXP(-[.D24]+0.5))))" office:value-type="float" office:value="0.00000001721732353168" calcext:value-type="float">
            <text:p>1.7217323531683E-08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155" calcext:value-type="float">
            <text:p>1.55E-09</text:p>
          </table:table-cell>
          <table:table-cell table:formula="of:=IF([.B25]=0;0;IF([.B25]=1;1;LN([.B25]/(1-[.B25]))+0.5))" office:value-type="float" office:value="-19.7850109044653" calcext:value-type="float">
            <text:p>-19.7850109044653</text:p>
          </table:table-cell>
          <table:table-cell table:formula="of:=IF([.B25]=0;0;IF([.B25]=1;1;[.C25]+VLOOKUP([.$A25]; [.$G$2:.$H$42]; 2)))" office:value-type="float" office:value="-19.7797957946913" calcext:value-type="float">
            <text:p>-19.7797957946913</text:p>
          </table:table-cell>
          <table:table-cell table:formula="of:=IF([.B25]=0;0;IF([.B25]=1;1;1/(1+EXP(-[.D25]+0.5))))" office:value-type="float" office:value="0.00000000155810453479" calcext:value-type="float">
            <text:p>1.55810453478789E-09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140195" calcext:value-type="float">
            <text:p>1.40E-11</text:p>
          </table:table-cell>
          <table:table-cell table:formula="of:=IF([.B26]=0;0;IF([.B26]=1;1;LN([.B26]/(1-[.B26]))+0.5))" office:value-type="float" office:value="-24.4905718982821" calcext:value-type="float">
            <text:p>-24.4905718982821</text:p>
          </table:table-cell>
          <table:table-cell table:formula="of:=IF([.B26]=0;0;IF([.B26]=1;1;[.C26]+VLOOKUP([.$A26]; [.$G$2:.$H$42]; 2)))" office:value-type="float" office:value="-24.4850398778941" calcext:value-type="float">
            <text:p>-24.4850398778941</text:p>
          </table:table-cell>
          <table:table-cell table:formula="of:=IF([.B26]=0;0;IF([.B26]=1;1;1/(1+EXP(-[.D26]+0.5))))" office:value-type="float" office:value="0.00000000001409727108" calcext:value-type="float">
            <text:p>1.4097271077083E-11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143688" calcext:value-type="float">
            <text:p>1.44E-07</text:p>
          </table:table-cell>
          <table:table-cell table:formula="of:=IF([.B27]=0;0;IF([.B27]=1;1;LN([.B27]/(1-[.B27]))+0.5))" office:value-type="float" office:value="-15.2556214109672" calcext:value-type="float">
            <text:p>-15.2556214109672</text:p>
          </table:table-cell>
          <table:table-cell table:formula="of:=IF([.B27]=0;0;IF([.B27]=1;1;[.C27]+VLOOKUP([.$A27]; [.$G$2:.$H$42]; 2)))" office:value-type="float" office:value="-15.2505477298014" calcext:value-type="float">
            <text:p>-15.2505477298014</text:p>
          </table:table-cell>
          <table:table-cell table:formula="of:=IF([.B27]=0;0;IF([.B27]=1;1;1/(1+EXP(-[.D27]+0.5))))" office:value-type="float" office:value="0.00000014441887955111" calcext:value-type="float">
            <text:p>1.44418879551104E-07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VLOOKUP([.$A28]; [.$G$2:.$H$42]; 2)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368212" calcext:value-type="float">
            <text:p>3.68E-11</text:p>
          </table:table-cell>
          <table:table-cell table:formula="of:=IF([.B29]=0;0;IF([.B29]=1;1;LN([.B29]/(1-[.B29]))+0.5))" office:value-type="float" office:value="-23.5249473496347" calcext:value-type="float">
            <text:p>-23.5249473496347</text:p>
          </table:table-cell>
          <table:table-cell table:formula="of:=IF([.B29]=0;0;IF([.B29]=1;1;[.C29]+VLOOKUP([.$A29]; [.$G$2:.$H$42]; 2)))" office:value-type="float" office:value="-23.5194153292467" calcext:value-type="float">
            <text:p>-23.5194153292467</text:p>
          </table:table-cell>
          <table:table-cell table:formula="of:=IF([.B29]=0;0;IF([.B29]=1;1;1/(1+EXP(-[.D29]+0.5))))" office:value-type="float" office:value="0.00000000003702546009" calcext:value-type="float">
            <text:p>3.70254600936854E-11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078916" calcext:value-type="float">
            <text:p>7.89E-10</text:p>
          </table:table-cell>
          <table:table-cell table:formula="of:=IF([.B30]=0;0;IF([.B30]=1;1;LN([.B30]/(1-[.B30]))+0.5))" office:value-type="float" office:value="-20.4600520265126" calcext:value-type="float">
            <text:p>-20.4600520265126</text:p>
          </table:table-cell>
          <table:table-cell table:formula="of:=IF([.B30]=0;0;IF([.B30]=1;1;[.C30]+VLOOKUP([.$A30]; [.$G$2:.$H$42]; 2)))" office:value-type="float" office:value="-20.4548505186842" calcext:value-type="float">
            <text:p>-20.4548505186842</text:p>
          </table:table-cell>
          <table:table-cell table:formula="of:=IF([.B30]=0;0;IF([.B30]=1;1;1/(1+EXP(-[.D30]+0.5))))" office:value-type="float" office:value="0.00000000079327551608" calcext:value-type="float">
            <text:p>7.93275516080141E-10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1]=0;0;IF([.B31]=1;1;LN([.B31]/(1-[.B31]))+0.5))" office:value-type="float" office:value="0" calcext:value-type="float">
            <text:p>0</text:p>
          </table:table-cell>
          <table:table-cell table:formula="of:=IF([.B31]=0;0;IF([.B31]=1;1;[.C31]+VLOOKUP([.$A31]; [.$G$2:.$H$42]; 2)))" office:value-type="float" office:value="0" calcext:value-type="float">
            <text:p>0</text:p>
          </table:table-cell>
          <table:table-cell table:formula="of:=IF([.B31]=0;0;IF([.B31]=1;1;1/(1+EXP(-[.D31]+0.5))))" office:value-type="float" office:value="0" calcext:value-type="float">
            <text:p>0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20208" calcext:value-type="float">
            <text:p>2.20E-08</text:p>
          </table:table-cell>
          <table:table-cell table:formula="of:=IF([.B32]=0;0;IF([.B32]=1;1;LN([.B32]/(1-[.B32]))+0.5))" office:value-type="float" office:value="-17.1312783536825" calcext:value-type="float">
            <text:p>-17.1312783536825</text:p>
          </table:table-cell>
          <table:table-cell table:formula="of:=IF([.B32]=0;0;IF([.B32]=1;1;[.C32]+VLOOKUP([.$A32]; [.$G$2:.$H$42]; 2)))" office:value-type="float" office:value="-17.1263233865107" calcext:value-type="float">
            <text:p>-17.1263233865107</text:p>
          </table:table-cell>
          <table:table-cell table:formula="of:=IF([.B32]=0;0;IF([.B32]=1;1;1/(1+EXP(-[.D32]+0.5))))" office:value-type="float" office:value="0.00000002213018310975" calcext:value-type="float">
            <text:p>2.21301831097467E-08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00693" calcext:value-type="float">
            <text:p>1.01E-08</text:p>
          </table:table-cell>
          <table:table-cell table:formula="of:=IF([.B33]=0;0;IF([.B33]=1;1;LN([.B33]/(1-[.B33]))+0.5))" office:value-type="float" office:value="-17.913774635969" calcext:value-type="float">
            <text:p>-17.913774635969</text:p>
          </table:table-cell>
          <table:table-cell table:formula="of:=IF([.B33]=0;0;IF([.B33]=1;1;[.C33]+VLOOKUP([.$A33]; [.$G$2:.$H$42]; 2)))" office:value-type="float" office:value="-17.908242615581" calcext:value-type="float">
            <text:p>-17.908242615581</text:p>
          </table:table-cell>
          <table:table-cell table:formula="of:=IF([.B33]=0;0;IF([.B33]=1;1;1/(1+EXP(-[.D33]+0.5))))" office:value-type="float" office:value="0.00000001012515793349" calcext:value-type="float">
            <text:p>1.01251579334893E-0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144914" calcext:value-type="float">
            <text:p>1.45E-08</text:p>
          </table:table-cell>
          <table:table-cell table:formula="of:=IF([.B34]=0;0;IF([.B34]=1;1;LN([.B34]/(1-[.B34]))+0.5))" office:value-type="float" office:value="-17.5497104524322" calcext:value-type="float">
            <text:p>-17.5497104524322</text:p>
          </table:table-cell>
          <table:table-cell table:formula="of:=IF([.B34]=0;0;IF([.B34]=1;1;[.C34]+VLOOKUP([.$A34]; [.$G$2:.$H$42]; 2)))" office:value-type="float" office:value="-17.5444953426582" calcext:value-type="float">
            <text:p>-17.5444953426582</text:p>
          </table:table-cell>
          <table:table-cell table:formula="of:=IF([.B34]=0;0;IF([.B34]=1;1;1/(1+EXP(-[.D34]+0.5))))" office:value-type="float" office:value="0.00000001456717164768" calcext:value-type="float">
            <text:p>1.45671716476758E-08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0162843" calcext:value-type="float">
            <text:p>1.63E-10</text:p>
          </table:table-cell>
          <table:table-cell table:formula="of:=IF([.B35]=0;0;IF([.B35]=1;1;LN([.B35]/(1-[.B35]))+0.5))" office:value-type="float" office:value="-22.0382345693087" calcext:value-type="float">
            <text:p>-22.0382345693087</text:p>
          </table:table-cell>
          <table:table-cell table:formula="of:=IF([.B35]=0;0;IF([.B35]=1;1;[.C35]+VLOOKUP([.$A35]; [.$G$2:.$H$42]; 2)))" office:value-type="float" office:value="-22.0330194595347" calcext:value-type="float">
            <text:p>-22.0330194595347</text:p>
          </table:table-cell>
          <table:table-cell table:formula="of:=IF([.B35]=0;0;IF([.B35]=1;1;1/(1+EXP(-[.D35]+0.5))))" office:value-type="float" office:value="0.00000000016369446243" calcext:value-type="float">
            <text:p>1.63694462426003E-10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603513" calcext:value-type="float">
            <text:p>6.04E-09</text:p>
          </table:table-cell>
          <table:table-cell table:formula="of:=IF([.B36]=0;0;IF([.B36]=1;1;LN([.B36]/(1-[.B36]))+0.5))" office:value-type="float" office:value="-18.425668435583" calcext:value-type="float">
            <text:p>-18.425668435583</text:p>
          </table:table-cell>
          <table:table-cell table:formula="of:=IF([.B36]=0;0;IF([.B36]=1;1;[.C36]+VLOOKUP([.$A36]; [.$G$2:.$H$42]; 2)))" office:value-type="float" office:value="-18.4203018135352" calcext:value-type="float">
            <text:p>-18.4203018135352</text:p>
          </table:table-cell>
          <table:table-cell table:formula="of:=IF([.B36]=0;0;IF([.B36]=1;1;1/(1+EXP(-[.D36]+0.5))))" office:value-type="float" office:value="0.00000000606760532498" calcext:value-type="float">
            <text:p>6.06760532497785E-09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153143" calcext:value-type="float">
            <text:p>1.53E-07</text:p>
          </table:table-cell>
          <table:table-cell table:formula="of:=IF([.B37]=0;0;IF([.B37]=1;1;LN([.B37]/(1-[.B37]))+0.5))" office:value-type="float" office:value="-15.1918935583926" calcext:value-type="float">
            <text:p>-15.1918935583926</text:p>
          </table:table-cell>
          <table:table-cell table:formula="of:=IF([.B37]=0;0;IF([.B37]=1;1;[.C37]+VLOOKUP([.$A37]; [.$G$2:.$H$42]; 2)))" office:value-type="float" office:value="-15.1868555536542" calcext:value-type="float">
            <text:p>-15.1868555536542</text:p>
          </table:table-cell>
          <table:table-cell table:formula="of:=IF([.B37]=0;0;IF([.B37]=1;1;1/(1+EXP(-[.D37]+0.5))))" office:value-type="float" office:value="0.00000015391648180739" calcext:value-type="float">
            <text:p>1.53916481807391E-07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143575" calcext:value-type="float">
            <text:p>1.44E-08</text:p>
          </table:table-cell>
          <table:table-cell table:formula="of:=IF([.B38]=0;0;IF([.B38]=1;1;LN([.B38]/(1-[.B38]))+0.5))" office:value-type="float" office:value="-17.5589933688326" calcext:value-type="float">
            <text:p>-17.5589933688326</text:p>
          </table:table-cell>
          <table:table-cell table:formula="of:=IF([.B38]=0;0;IF([.B38]=1;1;[.C38]+VLOOKUP([.$A38]; [.$G$2:.$H$42]; 2)))" office:value-type="float" office:value="-17.5540384016608" calcext:value-type="float">
            <text:p>-17.5540384016608</text:p>
          </table:table-cell>
          <table:table-cell table:formula="of:=IF([.B38]=0;0;IF([.B38]=1;1;1/(1+EXP(-[.D38]+0.5))))" office:value-type="float" office:value="0.00000001442881748212" calcext:value-type="float">
            <text:p>1.44288174821207E-08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9]=0;0;IF([.B39]=1;1;LN([.B39]/(1-[.B39]))+0.5))" office:value-type="float" office:value="0" calcext:value-type="float">
            <text:p>0</text:p>
          </table:table-cell>
          <table:table-cell table:formula="of:=IF([.B39]=0;0;IF([.B39]=1;1;[.C39]+VLOOKUP([.$A39]; [.$G$2:.$H$42]; 2)))" office:value-type="float" office:value="0" calcext:value-type="float">
            <text:p>0</text:p>
          </table:table-cell>
          <table:table-cell table:formula="of:=IF([.B39]=0;0;IF([.B39]=1;1;1/(1+EXP(-[.D39]+0.5))))" office:value-type="float" office:value="0" calcext:value-type="float">
            <text:p>0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15137" calcext:value-type="float">
            <text:p>1.51E-09</text:p>
          </table:table-cell>
          <table:table-cell table:formula="of:=IF([.B40]=0;0;IF([.B40]=1;1;LN([.B40]/(1-[.B40]))+0.5))" office:value-type="float" office:value="-19.8087088506463" calcext:value-type="float">
            <text:p>-19.8087088506463</text:p>
          </table:table-cell>
          <table:table-cell table:formula="of:=IF([.B40]=0;0;IF([.B40]=1;1;[.C40]+VLOOKUP([.$A40]; [.$G$2:.$H$42]; 2)))" office:value-type="float" office:value="-19.8031768302584" calcext:value-type="float">
            <text:p>-19.8031768302584</text:p>
          </table:table-cell>
          <table:table-cell table:formula="of:=IF([.B40]=0;0;IF([.B40]=1;1;1/(1+EXP(-[.D40]+0.5))))" office:value-type="float" office:value="0.00000000152209702409" calcext:value-type="float">
            <text:p>1.52209702408809E-09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1707" calcext:value-type="float">
            <text:p>2.12E-06</text:p>
          </table:table-cell>
          <table:table-cell table:formula="of:=IF([.B41]=0;0;IF([.B41]=1;1;LN([.B41]/(1-[.B41]))+0.5))" office:value-type="float" office:value="-12.565475383627" calcext:value-type="float">
            <text:p>-12.565475383627</text:p>
          </table:table-cell>
          <table:table-cell table:formula="of:=IF([.B41]=0;0;IF([.B41]=1;1;[.C41]+VLOOKUP([.$A41]; [.$G$2:.$H$42]; 2)))" office:value-type="float" office:value="-12.5604017024612" calcext:value-type="float">
            <text:p>-12.5604017024612</text:p>
          </table:table-cell>
          <table:table-cell table:formula="of:=IF([.B41]=0;0;IF([.B41]=1;1;1/(1+EXP(-[.D41]+0.5))))" office:value-type="float" office:value="0.00000212783861047732" calcext:value-type="float">
            <text:p>2.12783861047732E-06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0;IF([.B42]=1;1;LN([.B42]/(1-[.B42]))+0.5))" office:value-type="float" office:value="0" calcext:value-type="float">
            <text:p>0</text:p>
          </table:table-cell>
          <table:table-cell table:formula="of:=IF([.B42]=0;0;IF([.B42]=1;1;[.C42]+VLOOKUP([.$A42]; [.$G$2:.$H$42]; 2)))" office:value-type="float" office:value="0" calcext:value-type="float">
            <text:p>0</text:p>
          </table:table-cell>
          <table:table-cell table:formula="of:=IF([.B42]=0;0;IF([.B42]=1;1;1/(1+EXP(-[.D42]+0.5))))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142264" calcext:value-type="float">
            <text:p>1.42E-10</text:p>
          </table:table-cell>
          <table:table-cell table:formula="of:=IF([.B43]=0;0;IF([.B43]=1;1;LN([.B43]/(1-[.B43]))+0.5))" office:value-type="float" office:value="-22.1733366293449" calcext:value-type="float">
            <text:p>-22.1733366293449</text:p>
          </table:table-cell>
          <table:table-cell table:formula="of:=IF([.B43]=0;0;IF([.B43]=1;1;[.C43]+VLOOKUP([.$A43]; [.$G$2:.$H$42]; 2)))" office:value-type="float" office:value="-22.1679700072971" calcext:value-type="float">
            <text:p>-22.1679700072971</text:p>
          </table:table-cell>
          <table:table-cell table:formula="of:=IF([.B43]=0;0;IF([.B43]=1;1;1/(1+EXP(-[.D43]+0.5))))" office:value-type="float" office:value="0.00000000014302952944" calcext:value-type="float">
            <text:p>1.43029529435161E-1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578606" calcext:value-type="float">
            <text:p>5.79E-05</text:p>
          </table:table-cell>
          <table:table-cell table:formula="of:=IF([.B44]=0;0;IF([.B44]=1;1;LN([.B44]/(1-[.B44]))+0.5))" office:value-type="float" office:value="-9.25741602633778" calcext:value-type="float">
            <text:p>-9.25741602633778</text:p>
          </table:table-cell>
          <table:table-cell table:formula="of:=IF([.B44]=0;0;IF([.B44]=1;1;[.C44]+VLOOKUP([.$A44]; [.$G$2:.$H$42]; 2)))" office:value-type="float" office:value="-9.25166629612681" calcext:value-type="float">
            <text:p>-9.25166629612681</text:p>
          </table:table-cell>
          <table:table-cell table:formula="of:=IF([.B44]=0;0;IF([.B44]=1;1;1/(1+EXP(-[.D44]+0.5))))" office:value-type="float" office:value="0.0000581942216778359" calcext:value-type="float">
            <text:p>5.81942216778359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282446" calcext:value-type="float">
            <text:p>2.82E-10</text:p>
          </table:table-cell>
          <table:table-cell table:formula="of:=IF([.B45]=0;0;IF([.B45]=1;1;LN([.B45]/(1-[.B45]))+0.5))" office:value-type="float" office:value="-21.4875337337737" calcext:value-type="float">
            <text:p>-21.4875337337737</text:p>
          </table:table-cell>
          <table:table-cell table:formula="of:=IF([.B45]=0;0;IF([.B45]=1;1;[.C45]+VLOOKUP([.$A45]; [.$G$2:.$H$42]; 2)))" office:value-type="float" office:value="-21.482212577103" calcext:value-type="float">
            <text:p>-21.482212577103</text:p>
          </table:table-cell>
          <table:table-cell table:formula="of:=IF([.B45]=0;0;IF([.B45]=1;1;1/(1+EXP(-[.D45]+0.5))))" office:value-type="float" office:value="0.00000000028395294521" calcext:value-type="float">
            <text:p>2.83952945206617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700084" calcext:value-type="float">
            <text:p>7.00E-08</text:p>
          </table:table-cell>
          <table:table-cell table:formula="of:=IF([.B46]=0;0;IF([.B46]=1;1;LN([.B46]/(1-[.B46]))+0.5))" office:value-type="float" office:value="-15.9746505320881" calcext:value-type="float">
            <text:p>-15.9746505320881</text:p>
          </table:table-cell>
          <table:table-cell table:formula="of:=IF([.B46]=0;0;IF([.B46]=1;1;[.C46]+VLOOKUP([.$A46]; [.$G$2:.$H$42]; 2)))" office:value-type="float" office:value="-15.9694490242597" calcext:value-type="float">
            <text:p>-15.9694490242597</text:p>
          </table:table-cell>
          <table:table-cell table:formula="of:=IF([.B46]=0;0;IF([.B46]=1;1;1/(1+EXP(-[.D46]+0.5))))" office:value-type="float" office:value="0.00000007037349792171" calcext:value-type="float">
            <text:p>7.03734979217111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102013" calcext:value-type="float">
            <text:p>1.02E-09</text:p>
          </table:table-cell>
          <table:table-cell table:formula="of:=IF([.B47]=0;0;IF([.B47]=1;1;LN([.B47]/(1-[.B47]))+0.5))" office:value-type="float" office:value="-20.2033357657709" calcext:value-type="float">
            <text:p>-20.2033357657709</text:p>
          </table:table-cell>
          <table:table-cell table:formula="of:=IF([.B47]=0;0;IF([.B47]=1;1;[.C47]+VLOOKUP([.$A47]; [.$G$2:.$H$42]; 2)))" office:value-type="float" office:value="-20.1979012498887" calcext:value-type="float">
            <text:p>-20.1979012498887</text:p>
          </table:table-cell>
          <table:table-cell table:formula="of:=IF([.B47]=0;0;IF([.B47]=1;1;1/(1+EXP(-[.D47]+0.5))))" office:value-type="float" office:value="0.00000000102568900425" calcext:value-type="float">
            <text:p>1.02568900424801E-0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1797" calcext:value-type="float">
            <text:p>1.80E-08</text:p>
          </table:table-cell>
          <table:table-cell table:formula="of:=IF([.B48]=0;0;IF([.B48]=1;1;LN([.B48]/(1-[.B48]))+0.5))" office:value-type="float" office:value="-17.3345621181809" calcext:value-type="float">
            <text:p>-17.3345621181809</text:p>
          </table:table-cell>
          <table:table-cell table:formula="of:=IF([.B48]=0;0;IF([.B48]=1;1;[.C48]+VLOOKUP([.$A48]; [.$G$2:.$H$42]; 2)))" office:value-type="float" office:value="-17.329347008407" calcext:value-type="float">
            <text:p>-17.329347008407</text:p>
          </table:table-cell>
          <table:table-cell table:formula="of:=IF([.B48]=0;0;IF([.B48]=1;1;1/(1+EXP(-[.D48]+0.5))))" office:value-type="float" office:value="0.00000001806396031467" calcext:value-type="float">
            <text:p>1.80639603146674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9]=0;0;IF([.B49]=1;1;LN([.B49]/(1-[.B49]))+0.5))" office:value-type="float" office:value="0" calcext:value-type="float">
            <text:p>0</text:p>
          </table:table-cell>
          <table:table-cell table:formula="of:=IF([.B49]=0;0;IF([.B49]=1;1;[.C49]+VLOOKUP([.$A49]; [.$G$2:.$H$42]; 2)))" office:value-type="float" office:value="0" calcext:value-type="float">
            <text:p>0</text:p>
          </table:table-cell>
          <table:table-cell table:formula="of:=IF([.B49]=0;0;IF([.B49]=1;1;1/(1+EXP(-[.D4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495636" calcext:value-type="float">
            <text:p>4.96E-10</text:p>
          </table:table-cell>
          <table:table-cell table:formula="of:=IF([.B50]=0;0;IF([.B50]=1;1;LN([.B50]/(1-[.B50]))+0.5))" office:value-type="float" office:value="-20.9251793290908" calcext:value-type="float">
            <text:p>-20.9251793290908</text:p>
          </table:table-cell>
          <table:table-cell table:formula="of:=IF([.B50]=0;0;IF([.B50]=1;1;[.C50]+VLOOKUP([.$A50]; [.$G$2:.$H$42]; 2)))" office:value-type="float" office:value="-20.919812707043" calcext:value-type="float">
            <text:p>-20.919812707043</text:p>
          </table:table-cell>
          <table:table-cell table:formula="of:=IF([.B50]=0;0;IF([.B50]=1;1;1/(1+EXP(-[.D50]+0.5))))" office:value-type="float" office:value="0.00000000049830304118" calcext:value-type="float">
            <text:p>4.98303041183929E-1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894922" calcext:value-type="float">
            <text:p>8.95E-11</text:p>
          </table:table-cell>
          <table:table-cell table:formula="of:=IF([.B51]=0;0;IF([.B51]=1;1;LN([.B51]/(1-[.B51]))+0.5))" office:value-type="float" office:value="-22.6368696451941" calcext:value-type="float">
            <text:p>-22.6368696451941</text:p>
          </table:table-cell>
          <table:table-cell table:formula="of:=IF([.B51]=0;0;IF([.B51]=1;1;[.C51]+VLOOKUP([.$A51]; [.$G$2:.$H$42]; 2)))" office:value-type="float" office:value="-22.6313376248061" calcext:value-type="float">
            <text:p>-22.6313376248061</text:p>
          </table:table-cell>
          <table:table-cell table:formula="of:=IF([.B51]=0;0;IF([.B51]=1;1;1/(1+EXP(-[.D51]+0.5))))" office:value-type="float" office:value="0.00000000008998864458" calcext:value-type="float">
            <text:p>8.99886445796211E-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2]=0;0;IF([.B52]=1;1;LN([.B52]/(1-[.B52]))+0.5))" office:value-type="float" office:value="0" calcext:value-type="float">
            <text:p>0</text:p>
          </table:table-cell>
          <table:table-cell table:formula="of:=IF([.B52]=0;0;IF([.B52]=1;1;[.C52]+VLOOKUP([.$A52]; [.$G$2:.$H$42]; 2)))" office:value-type="float" office:value="0" calcext:value-type="float">
            <text:p>0</text:p>
          </table:table-cell>
          <table:table-cell table:formula="of:=IF([.B52]=0;0;IF([.B52]=1;1;1/(1+EXP(-[.D5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31605" calcext:value-type="float">
            <text:p>1.32E-10</text:p>
          </table:table-cell>
          <table:table-cell table:formula="of:=IF([.B53]=0;0;IF([.B53]=1;1;LN([.B53]/(1-[.B53]))+0.5))" office:value-type="float" office:value="-22.2512161037065" calcext:value-type="float">
            <text:p>-22.2512161037065</text:p>
          </table:table-cell>
          <table:table-cell table:formula="of:=IF([.B53]=0;0;IF([.B53]=1;1;[.C53]+VLOOKUP([.$A53]; [.$G$2:.$H$42]; 2)))" office:value-type="float" office:value="-22.2457815878243" calcext:value-type="float">
            <text:p>-22.2457815878243</text:p>
          </table:table-cell>
          <table:table-cell table:formula="of:=IF([.B53]=0;0;IF([.B53]=1;1;1/(1+EXP(-[.D53]+0.5))))" office:value-type="float" office:value="0.0000000001323221564" calcext:value-type="float">
            <text:p>1.32322156396453E-1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348999" calcext:value-type="float">
            <text:p>3.49E-10</text:p>
          </table:table-cell>
          <table:table-cell table:formula="of:=IF([.B54]=0;0;IF([.B54]=1;1;LN([.B54]/(1-[.B54]))+0.5))" office:value-type="float" office:value="-21.2759520587107" calcext:value-type="float">
            <text:p>-21.2759520587107</text:p>
          </table:table-cell>
          <table:table-cell table:formula="of:=IF([.B54]=0;0;IF([.B54]=1;1;[.C54]+VLOOKUP([.$A54]; [.$G$2:.$H$42]; 2)))" office:value-type="float" office:value="-21.2703855547202" calcext:value-type="float">
            <text:p>-21.2703855547202</text:p>
          </table:table-cell>
          <table:table-cell table:formula="of:=IF([.B54]=0;0;IF([.B54]=1;1;1/(1+EXP(-[.D54]+0.5))))" office:value-type="float" office:value="0.00000000035094712141" calcext:value-type="float">
            <text:p>3.50947121407957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20511" calcext:value-type="float">
            <text:p>1.21E-08</text:p>
          </table:table-cell>
          <table:table-cell table:formula="of:=IF([.B56]=0;0;IF([.B56]=1;1;LN([.B56]/(1-[.B56]))+0.5))" office:value-type="float" office:value="-17.7341098828179" calcext:value-type="float">
            <text:p>-17.7341098828179</text:p>
          </table:table-cell>
          <table:table-cell table:formula="of:=IF([.B56]=0;0;IF([.B56]=1;1;[.C56]+VLOOKUP([.$A56]; [.$G$2:.$H$42]; 2)))" office:value-type="float" office:value="-17.7288206272171" calcext:value-type="float">
            <text:p>-17.7288206272171</text:p>
          </table:table-cell>
          <table:table-cell table:formula="of:=IF([.B56]=0;0;IF([.B56]=1;1;1/(1+EXP(-[.D56]+0.5))))" office:value-type="float" office:value="0.00000001211501021714" calcext:value-type="float">
            <text:p>1.21150102171392E-0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492356" calcext:value-type="float">
            <text:p>4.92E-08</text:p>
          </table:table-cell>
          <table:table-cell table:formula="of:=IF([.B57]=0;0;IF([.B57]=1;1;LN([.B57]/(1-[.B57]))+0.5))" office:value-type="float" office:value="-16.3266488486326" calcext:value-type="float">
            <text:p>-16.3266488486326</text:p>
          </table:table-cell>
          <table:table-cell table:formula="of:=IF([.B57]=0;0;IF([.B57]=1;1;[.C57]+VLOOKUP([.$A57]; [.$G$2:.$H$42]; 2)))" office:value-type="float" office:value="-16.3214337388586" calcext:value-type="float">
            <text:p>-16.3214337388586</text:p>
          </table:table-cell>
          <table:table-cell table:formula="of:=IF([.B57]=0;0;IF([.B57]=1;1;1/(1+EXP(-[.D57]+0.5))))" office:value-type="float" office:value="0.00000004949303975089" calcext:value-type="float">
            <text:p>4.94930397508872E-0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115673" calcext:value-type="float">
            <text:p>1.16E-09</text:p>
          </table:table-cell>
          <table:table-cell table:formula="of:=IF([.B58]=0;0;IF([.B58]=1;1;LN([.B58]/(1-[.B58]))+0.5))" office:value-type="float" office:value="-20.0776687769548" calcext:value-type="float">
            <text:p>-20.0776687769548</text:p>
          </table:table-cell>
          <table:table-cell table:formula="of:=IF([.B58]=0;0;IF([.B58]=1;1;[.C58]+VLOOKUP([.$A58]; [.$G$2:.$H$42]; 2)))" office:value-type="float" office:value="-20.0722400481802" calcext:value-type="float">
            <text:p>-20.0722400481802</text:p>
          </table:table-cell>
          <table:table-cell table:formula="of:=IF([.B58]=0;0;IF([.B58]=1;1;1/(1+EXP(-[.D58]+0.5))))" office:value-type="float" office:value="0.00000000116302664936" calcext:value-type="float">
            <text:p>1.16302664936489E-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0150063" calcext:value-type="float">
            <text:p>1.50E-11</text:p>
          </table:table-cell>
          <table:table-cell table:formula="of:=IF([.B59]=0;0;IF([.B59]=1;1;LN([.B59]/(1-[.B59]))+0.5))" office:value-type="float" office:value="-24.4225510029866" calcext:value-type="float">
            <text:p>-24.4225510029866</text:p>
          </table:table-cell>
          <table:table-cell table:formula="of:=IF([.B59]=0;0;IF([.B59]=1;1;[.C59]+VLOOKUP([.$A59]; [.$G$2:.$H$42]; 2)))" office:value-type="float" office:value="-24.4171843809388" calcext:value-type="float">
            <text:p>-24.4171843809388</text:p>
          </table:table-cell>
          <table:table-cell table:formula="of:=IF([.B59]=0;0;IF([.B59]=1;1;1/(1+EXP(-[.D59]+0.5))))" office:value-type="float" office:value="0.00000000001508704962" calcext:value-type="float">
            <text:p>1.50870496229849E-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VLOOKUP([.$A60]; [.$G$2:.$H$42]; 2)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744494" calcext:value-type="float">
            <text:p>7.44E-07</text:p>
          </table:table-cell>
          <table:table-cell table:formula="of:=IF([.B61]=0;0;IF([.B61]=1;1;LN([.B61]/(1-[.B61]))+0.5))" office:value-type="float" office:value="-13.6105602994606" calcext:value-type="float">
            <text:p>-13.6105602994606</text:p>
          </table:table-cell>
          <table:table-cell table:formula="of:=IF([.B61]=0;0;IF([.B61]=1;1;[.C61]+VLOOKUP([.$A61]; [.$G$2:.$H$42]; 2)))" office:value-type="float" office:value="-13.6054866182948" calcext:value-type="float">
            <text:p>-13.6054866182948</text:p>
          </table:table-cell>
          <table:table-cell table:formula="of:=IF([.B61]=0;0;IF([.B61]=1;1;1/(1+EXP(-[.D61]+0.5))))" office:value-type="float" office:value="0.00000074828092105073" calcext:value-type="float">
            <text:p>7.48280921050729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+0.5))" office:value-type="float" office:value="0" calcext:value-type="float">
            <text:p>0</text:p>
          </table:table-cell>
          <table:table-cell table:formula="of:=IF([.B62]=0;0;IF([.B62]=1;1;[.C62]+VLOOKUP([.$A62]; [.$G$2:.$H$42]; 2)))" office:value-type="float" office:value="0" calcext:value-type="float">
            <text:p>0</text:p>
          </table:table-cell>
          <table:table-cell table:formula="of:=IF([.B62]=0;0;IF([.B62]=1;1;1/(1+EXP(-[.D6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=0;0;IF([.B64]=1;1;LN([.B64]/(1-[.B64]))+0.5))" office:value-type="float" office:value="0" calcext:value-type="float">
            <text:p>0</text:p>
          </table:table-cell>
          <table:table-cell table:formula="of:=IF([.B64]=0;0;IF([.B64]=1;1;[.C64]+VLOOKUP([.$A64]; [.$G$2:.$H$42]; 2)))" office:value-type="float" office:value="0" calcext:value-type="float">
            <text:p>0</text:p>
          </table:table-cell>
          <table:table-cell table:formula="of:=IF([.B64]=0;0;IF([.B64]=1;1;1/(1+EXP(-[.D6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584082" calcext:value-type="float">
            <text:p>5.84E-08</text:p>
          </table:table-cell>
          <table:table-cell table:formula="of:=IF([.B65]=0;0;IF([.B65]=1;1;LN([.B65]/(1-[.B65]))+0.5))" office:value-type="float" office:value="-16.1558094876018" calcext:value-type="float">
            <text:p>-16.1558094876018</text:p>
          </table:table-cell>
          <table:table-cell table:formula="of:=IF([.B65]=0;0;IF([.B65]=1;1;[.C65]+VLOOKUP([.$A65]; [.$G$2:.$H$42]; 2)))" office:value-type="float" office:value="-16.1505943778278" calcext:value-type="float">
            <text:p>-16.1505943778278</text:p>
          </table:table-cell>
          <table:table-cell table:formula="of:=IF([.B65]=0;0;IF([.B65]=1;1;1/(1+EXP(-[.D65]+0.5))))" office:value-type="float" office:value="0.00000005871360081403" calcext:value-type="float">
            <text:p>5.87136008140273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986089" calcext:value-type="float">
            <text:p>9.86E-07</text:p>
          </table:table-cell>
          <table:table-cell table:formula="of:=IF([.B66]=0;0;IF([.B66]=1;1;LN([.B66]/(1-[.B66]))+0.5))" office:value-type="float" office:value="-13.3295182366361" calcext:value-type="float">
            <text:p>-13.3295182366361</text:p>
          </table:table-cell>
          <table:table-cell table:formula="of:=IF([.B66]=0;0;IF([.B66]=1;1;[.C66]+VLOOKUP([.$A66]; [.$G$2:.$H$42]; 2)))" office:value-type="float" office:value="-13.3240737926752" calcext:value-type="float">
            <text:p>-13.3240737926752</text:p>
          </table:table-cell>
          <table:table-cell table:formula="of:=IF([.B66]=0;0;IF([.B66]=1;1;1/(1+EXP(-[.D66]+0.5))))" office:value-type="float" office:value="0.00000099147234233313" calcext:value-type="float">
            <text:p>9.91472342333128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7]=0;0;IF([.B67]=1;1;LN([.B67]/(1-[.B67]))+0.5))" office:value-type="float" office:value="0" calcext:value-type="float">
            <text:p>0</text:p>
          </table:table-cell>
          <table:table-cell table:formula="of:=IF([.B67]=0;0;IF([.B67]=1;1;[.C67]+VLOOKUP([.$A67]; [.$G$2:.$H$42]; 2)))" office:value-type="float" office:value="0" calcext:value-type="float">
            <text:p>0</text:p>
          </table:table-cell>
          <table:table-cell table:formula="of:=IF([.B67]=0;0;IF([.B67]=1;1;1/(1+EXP(-[.D6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180166" calcext:value-type="float">
            <text:p>1.80E-10</text:p>
          </table:table-cell>
          <table:table-cell table:formula="of:=IF([.B68]=0;0;IF([.B68]=1;1;LN([.B68]/(1-[.B68]))+0.5))" office:value-type="float" office:value="-21.9371424676216" calcext:value-type="float">
            <text:p>-21.9371424676216</text:p>
          </table:table-cell>
          <table:table-cell table:formula="of:=IF([.B68]=0;0;IF([.B68]=1;1;[.C68]+VLOOKUP([.$A68]; [.$G$2:.$H$42]; 2)))" office:value-type="float" office:value="-21.9317758455738" calcext:value-type="float">
            <text:p>-21.9317758455738</text:p>
          </table:table-cell>
          <table:table-cell table:formula="of:=IF([.B68]=0;0;IF([.B68]=1;1;1/(1+EXP(-[.D68]+0.5))))" office:value-type="float" office:value="0.00000000018113548192" calcext:value-type="float">
            <text:p>1.81135481922412E-10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599064" calcext:value-type="float">
            <text:p>5.99E-06</text:p>
          </table:table-cell>
          <table:table-cell table:formula="of:=IF([.B69]=0;0;IF([.B69]=1;1;LN([.B69]/(1-[.B69]))+0.5))" office:value-type="float" office:value="-11.5253063161452" calcext:value-type="float">
            <text:p>-11.5253063161452</text:p>
          </table:table-cell>
          <table:table-cell table:formula="of:=IF([.B69]=0;0;IF([.B69]=1;1;[.C69]+VLOOKUP([.$A69]; [.$G$2:.$H$42]; 2)))" office:value-type="float" office:value="-11.5200354813281" calcext:value-type="float">
            <text:p>-11.5200354813281</text:p>
          </table:table-cell>
          <table:table-cell table:formula="of:=IF([.B69]=0;0;IF([.B69]=1;1;1/(1+EXP(-[.D69]+0.5))))" office:value-type="float" office:value="0.00000602229884470683" calcext:value-type="float">
            <text:p>6.0222988447068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0]=0;0;IF([.B70]=1;1;LN([.B70]/(1-[.B70]))+0.5))" office:value-type="float" office:value="0" calcext:value-type="float">
            <text:p>0</text:p>
          </table:table-cell>
          <table:table-cell table:formula="of:=IF([.B70]=0;0;IF([.B70]=1;1;[.C70]+VLOOKUP([.$A70]; [.$G$2:.$H$42]; 2)))" office:value-type="float" office:value="0" calcext:value-type="float">
            <text:p>0</text:p>
          </table:table-cell>
          <table:table-cell table:formula="of:=IF([.B70]=0;0;IF([.B70]=1;1;1/(1+EXP(-[.D7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029408" calcext:value-type="float">
            <text:p>2.94E-11</text:p>
          </table:table-cell>
          <table:table-cell table:formula="of:=IF([.B71]=0;0;IF([.B71]=1;1;LN([.B71]/(1-[.B71]))+0.5))" office:value-type="float" office:value="-23.7497543697259" calcext:value-type="float">
            <text:p>-23.7497543697259</text:p>
          </table:table-cell>
          <table:table-cell table:formula="of:=IF([.B71]=0;0;IF([.B71]=1;1;[.C71]+VLOOKUP([.$A71]; [.$G$2:.$H$42]; 2)))" office:value-type="float" office:value="-23.7441878657353" calcext:value-type="float">
            <text:p>-23.7441878657353</text:p>
          </table:table-cell>
          <table:table-cell table:formula="of:=IF([.B71]=0;0;IF([.B71]=1;1;1/(1+EXP(-[.D71]+0.5))))" office:value-type="float" office:value="0.00000000002957215621" calcext:value-type="float">
            <text:p>2.95721562135812E-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0;IF([.B72]=1;1;LN([.B72]/(1-[.B72]))+0.5))" office:value-type="float" office:value="0" calcext:value-type="float">
            <text:p>0</text:p>
          </table:table-cell>
          <table:table-cell table:formula="of:=IF([.B72]=0;0;IF([.B72]=1;1;[.C72]+VLOOKUP([.$A72]; [.$G$2:.$H$42]; 2)))" office:value-type="float" office:value="0" calcext:value-type="float">
            <text:p>0</text:p>
          </table:table-cell>
          <table:table-cell table:formula="of:=IF([.B72]=0;0;IF([.B72]=1;1;1/(1+EXP(-[.D7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3]=0;0;IF([.B73]=1;1;LN([.B73]/(1-[.B73]))+0.5))" office:value-type="float" office:value="0" calcext:value-type="float">
            <text:p>0</text:p>
          </table:table-cell>
          <table:table-cell table:formula="of:=IF([.B73]=0;0;IF([.B73]=1;1;[.C73]+VLOOKUP([.$A73]; [.$G$2:.$H$42]; 2)))" office:value-type="float" office:value="0" calcext:value-type="float">
            <text:p>0</text:p>
          </table:table-cell>
          <table:table-cell table:formula="of:=IF([.B73]=0;0;IF([.B73]=1;1;1/(1+EXP(-[.D7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4]=0;0;IF([.B74]=1;1;LN([.B74]/(1-[.B74]))+0.5))" office:value-type="float" office:value="0" calcext:value-type="float">
            <text:p>0</text:p>
          </table:table-cell>
          <table:table-cell table:formula="of:=IF([.B74]=0;0;IF([.B74]=1;1;[.C74]+VLOOKUP([.$A74]; [.$G$2:.$H$42]; 2)))" office:value-type="float" office:value="0" calcext:value-type="float">
            <text:p>0</text:p>
          </table:table-cell>
          <table:table-cell table:formula="of:=IF([.B74]=0;0;IF([.B74]=1;1;1/(1+EXP(-[.D7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182341" calcext:value-type="float">
            <text:p>1.82E-08</text:p>
          </table:table-cell>
          <table:table-cell table:formula="of:=IF([.B75]=0;0;IF([.B75]=1;1;LN([.B75]/(1-[.B75]))+0.5))" office:value-type="float" office:value="-17.3199723513045" calcext:value-type="float">
            <text:p>-17.3199723513045</text:p>
          </table:table-cell>
          <table:table-cell table:formula="of:=IF([.B75]=0;0;IF([.B75]=1;1;[.C75]+VLOOKUP([.$A75]; [.$G$2:.$H$42]; 2)))" office:value-type="float" office:value="-17.3147572415305" calcext:value-type="float">
            <text:p>-17.3147572415305</text:p>
          </table:table-cell>
          <table:table-cell table:formula="of:=IF([.B75]=0;0;IF([.B75]=1;1;1/(1+EXP(-[.D75]+0.5))))" office:value-type="float" office:value="0.00000001832944122277" calcext:value-type="float">
            <text:p>1.83294412227726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2028" calcext:value-type="float">
            <text:p>4.42E-06</text:p>
          </table:table-cell>
          <table:table-cell table:formula="of:=IF([.B76]=0;0;IF([.B76]=1;1;LN([.B76]/(1-[.B76]))+0.5))" office:value-type="float" office:value="-11.829303095175" calcext:value-type="float">
            <text:p>-11.829303095175</text:p>
          </table:table-cell>
          <table:table-cell table:formula="of:=IF([.B76]=0;0;IF([.B76]=1;1;[.C76]+VLOOKUP([.$A76]; [.$G$2:.$H$42]; 2)))" office:value-type="float" office:value="-11.8238586512141" calcext:value-type="float">
            <text:p>-11.8238586512141</text:p>
          </table:table-cell>
          <table:table-cell table:formula="of:=IF([.B76]=0;0;IF([.B76]=1;1;1/(1+EXP(-[.D76]+0.5))))" office:value-type="float" office:value="0.00000444441149146018" calcext:value-type="float">
            <text:p>4.44441149146018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04836" calcext:value-type="float">
            <text:p>1.05E-08</text:p>
          </table:table-cell>
          <table:table-cell table:formula="of:=IF([.B77]=0;0;IF([.B77]=1;1;LN([.B77]/(1-[.B77]))+0.5))" office:value-type="float" office:value="-17.8734536951061" calcext:value-type="float">
            <text:p>-17.8734536951061</text:p>
          </table:table-cell>
          <table:table-cell table:formula="of:=IF([.B77]=0;0;IF([.B77]=1;1;[.C77]+VLOOKUP([.$A77]; [.$G$2:.$H$42]; 2)))" office:value-type="float" office:value="-17.8681325384354" calcext:value-type="float">
            <text:p>-17.8681325384354</text:p>
          </table:table-cell>
          <table:table-cell table:formula="of:=IF([.B77]=0;0;IF([.B77]=1;1;1/(1+EXP(-[.D77]+0.5))))" office:value-type="float" office:value="0.00000001053953356113" calcext:value-type="float">
            <text:p>1.0539533561127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+0.5))" office:value-type="float" office:value="0" calcext:value-type="float">
            <text:p>0</text:p>
          </table:table-cell>
          <table:table-cell table:formula="of:=IF([.B78]=0;0;IF([.B78]=1;1;[.C78]+VLOOKUP([.$A78]; [.$G$2:.$H$42]; 2)))" office:value-type="float" office:value="0" calcext:value-type="float">
            <text:p>0</text:p>
          </table:table-cell>
          <table:table-cell table:formula="of:=IF([.B78]=0;0;IF([.B78]=1;1;1/(1+EXP(-[.D7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143634" calcext:value-type="float">
            <text:p>1.44E-06</text:p>
          </table:table-cell>
          <table:table-cell table:formula="of:=IF([.B79]=0;0;IF([.B79]=1;1;LN([.B79]/(1-[.B79]))+0.5))" office:value-type="float" office:value="-12.9534109102203" calcext:value-type="float">
            <text:p>-12.9534109102203</text:p>
          </table:table-cell>
          <table:table-cell table:formula="of:=IF([.B79]=0;0;IF([.B79]=1;1;[.C79]+VLOOKUP([.$A79]; [.$G$2:.$H$42]; 2)))" office:value-type="float" office:value="-12.9477555862693" calcext:value-type="float">
            <text:p>-12.9477555862693</text:p>
          </table:table-cell>
          <table:table-cell table:formula="of:=IF([.B79]=0;0;IF([.B79]=1;1;1/(1+EXP(-[.D79]+0.5))))" office:value-type="float" office:value="0.00000144448596860513" calcext:value-type="float">
            <text:p>1.44448596860513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539518" calcext:value-type="float">
            <text:p>5.40E-08</text:p>
          </table:table-cell>
          <table:table-cell table:formula="of:=IF([.B80]=0;0;IF([.B80]=1;1;LN([.B80]/(1-[.B80]))+0.5))" office:value-type="float" office:value="-16.2351747276209" calcext:value-type="float">
            <text:p>-16.2351747276209</text:p>
          </table:table-cell>
          <table:table-cell table:formula="of:=IF([.B80]=0;0;IF([.B80]=1;1;[.C80]+VLOOKUP([.$A80]; [.$G$2:.$H$42]; 2)))" office:value-type="float" office:value="-16.2299885960175" calcext:value-type="float">
            <text:p>-16.2299885960175</text:p>
          </table:table-cell>
          <table:table-cell table:formula="of:=IF([.B80]=0;0;IF([.B80]=1;1;1/(1+EXP(-[.D80]+0.5))))" office:value-type="float" office:value="0.00000005423232791846" calcext:value-type="float">
            <text:p>5.42323279184645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119061" calcext:value-type="float">
            <text:p>1.19E-09</text:p>
          </table:table-cell>
          <table:table-cell table:formula="of:=IF([.B81]=0;0;IF([.B81]=1;1;LN([.B81]/(1-[.B81]))+0.5))" office:value-type="float" office:value="-20.0488000549274" calcext:value-type="float">
            <text:p>-20.0488000549274</text:p>
          </table:table-cell>
          <table:table-cell table:formula="of:=IF([.B81]=0;0;IF([.B81]=1;1;[.C81]+VLOOKUP([.$A81]; [.$G$2:.$H$42]; 2)))" office:value-type="float" office:value="-20.043598547099" calcext:value-type="float">
            <text:p>-20.043598547099</text:p>
          </table:table-cell>
          <table:table-cell table:formula="of:=IF([.B81]=0;0;IF([.B81]=1;1;1/(1+EXP(-[.D81]+0.5))))" office:value-type="float" office:value="0.00000000119681910157" calcext:value-type="float">
            <text:p>1.19681910157408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2]=0;0;IF([.B82]=1;1;LN([.B82]/(1-[.B82]))+0.5))" office:value-type="float" office:value="0" calcext:value-type="float">
            <text:p>0</text:p>
          </table:table-cell>
          <table:table-cell table:formula="of:=IF([.B82]=0;0;IF([.B82]=1;1;[.C82]+VLOOKUP([.$A82]; [.$G$2:.$H$42]; 2)))" office:value-type="float" office:value="0" calcext:value-type="float">
            <text:p>0</text:p>
          </table:table-cell>
          <table:table-cell table:formula="of:=IF([.B82]=0;0;IF([.B82]=1;1;1/(1+EXP(-[.D8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364246" calcext:value-type="float">
            <text:p>3.64E-07</text:p>
          </table:table-cell>
          <table:table-cell table:formula="of:=IF([.B83]=0;0;IF([.B83]=1;1;LN([.B83]/(1-[.B83]))+0.5))" office:value-type="float" office:value="-14.3254360091541" calcext:value-type="float">
            <text:p>-14.3254360091541</text:p>
          </table:table-cell>
          <table:table-cell table:formula="of:=IF([.B83]=0;0;IF([.B83]=1;1;[.C83]+VLOOKUP([.$A83]; [.$G$2:.$H$42]; 2)))" office:value-type="float" office:value="-14.3204810419823" calcext:value-type="float">
            <text:p>-14.3204810419823</text:p>
          </table:table-cell>
          <table:table-cell table:formula="of:=IF([.B83]=0;0;IF([.B83]=1;1;1/(1+EXP(-[.D83]+0.5))))" office:value-type="float" office:value="0.00000036605530513378" calcext:value-type="float">
            <text:p>3.66055305133783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56845" calcext:value-type="float">
            <text:p>2.57E-10</text:p>
          </table:table-cell>
          <table:table-cell table:formula="of:=IF([.B84]=0;0;IF([.B84]=1;1;LN([.B84]/(1-[.B84]))+0.5))" office:value-type="float" office:value="-21.5825483255627" calcext:value-type="float">
            <text:p>-21.5825483255627</text:p>
          </table:table-cell>
          <table:table-cell table:formula="of:=IF([.B84]=0;0;IF([.B84]=1;1;[.C84]+VLOOKUP([.$A84]; [.$G$2:.$H$42]; 2)))" office:value-type="float" office:value="-21.5771817035149" calcext:value-type="float">
            <text:p>-21.5771817035149</text:p>
          </table:table-cell>
          <table:table-cell table:formula="of:=IF([.B84]=0;0;IF([.B84]=1;1;1/(1+EXP(-[.D84]+0.5))))" office:value-type="float" office:value="0.00000000025822709531" calcext:value-type="float">
            <text:p>2.58227095314003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052676" calcext:value-type="float">
            <text:p>5.27E-09</text:p>
          </table:table-cell>
          <table:table-cell table:formula="of:=IF([.B85]=0;0;IF([.B85]=1;1;LN([.B85]/(1-[.B85]))+0.5))" office:value-type="float" office:value="-18.5616909808249" calcext:value-type="float">
            <text:p>-18.5616909808249</text:p>
          </table:table-cell>
          <table:table-cell table:formula="of:=IF([.B85]=0;0;IF([.B85]=1;1;[.C85]+VLOOKUP([.$A85]; [.$G$2:.$H$42]; 2)))" office:value-type="float" office:value="-18.5566529760865" calcext:value-type="float">
            <text:p>-18.5566529760865</text:p>
          </table:table-cell>
          <table:table-cell table:formula="of:=IF([.B85]=0;0;IF([.B85]=1;1;1/(1+EXP(-[.D85]+0.5))))" office:value-type="float" office:value="0.0000000052942051558" calcext:value-type="float">
            <text:p>5.29420515579663E-09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194693" calcext:value-type="float">
            <text:p>1.95E-09</text:p>
          </table:table-cell>
          <table:table-cell table:formula="of:=IF([.B86]=0;0;IF([.B86]=1;1;LN([.B86]/(1-[.B86]))+0.5))" office:value-type="float" office:value="-19.5570120620036" calcext:value-type="float">
            <text:p>-19.5570120620036</text:p>
          </table:table-cell>
          <table:table-cell table:formula="of:=IF([.B86]=0;0;IF([.B86]=1;1;[.C86]+VLOOKUP([.$A86]; [.$G$2:.$H$42]; 2)))" office:value-type="float" office:value="-19.5514800416156" calcext:value-type="float">
            <text:p>-19.5514800416156</text:p>
          </table:table-cell>
          <table:table-cell table:formula="of:=IF([.B86]=0;0;IF([.B86]=1;1;1/(1+EXP(-[.D86]+0.5))))" office:value-type="float" office:value="0.00000000195773030264" calcext:value-type="float">
            <text:p>1.95773030263639E-0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92521" calcext:value-type="float">
            <text:p>1.93E-06</text:p>
          </table:table-cell>
          <table:table-cell table:formula="of:=IF([.B87]=0;0;IF([.B87]=1;1;LN([.B87]/(1-[.B87]))+0.5))" office:value-type="float" office:value="-12.6604735800536" calcext:value-type="float">
            <text:p>-12.6604735800536</text:p>
          </table:table-cell>
          <table:table-cell table:formula="of:=IF([.B87]=0;0;IF([.B87]=1;1;[.C87]+VLOOKUP([.$A87]; [.$G$2:.$H$42]; 2)))" office:value-type="float" office:value="-12.6555186128817" calcext:value-type="float">
            <text:p>-12.6555186128817</text:p>
          </table:table-cell>
          <table:table-cell table:formula="of:=IF([.B87]=0;0;IF([.B87]=1;1;1/(1+EXP(-[.D87]+0.5))))" office:value-type="float" office:value="0.00000193477300651841" calcext:value-type="float">
            <text:p>1.93477300651841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214068" calcext:value-type="float">
            <text:p>2.14E-06</text:p>
          </table:table-cell>
          <table:table-cell table:formula="of:=IF([.B88]=0;0;IF([.B88]=1;1;LN([.B88]/(1-[.B88]))+0.5))" office:value-type="float" office:value="-12.5543848817129" calcext:value-type="float">
            <text:p>-12.5543848817129</text:p>
          </table:table-cell>
          <table:table-cell table:formula="of:=IF([.B88]=0;0;IF([.B88]=1;1;[.C88]+VLOOKUP([.$A88]; [.$G$2:.$H$42]; 2)))" office:value-type="float" office:value="-12.5487295577619" calcext:value-type="float">
            <text:p>-12.5487295577619</text:p>
          </table:table-cell>
          <table:table-cell table:formula="of:=IF([.B88]=0;0;IF([.B88]=1;1;1/(1+EXP(-[.D88]+0.5))))" office:value-type="float" office:value="0.0000021528205097134" calcext:value-type="float">
            <text:p>2.1528205097134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54466" calcext:value-type="float">
            <text:p>5.54E-07</text:p>
          </table:table-cell>
          <table:table-cell table:formula="of:=IF([.B89]=0;0;IF([.B89]=1;1;LN([.B89]/(1-[.B89]))+0.5))" office:value-type="float" office:value="-13.9052597940711" calcext:value-type="float">
            <text:p>-13.9052597940711</text:p>
          </table:table-cell>
          <table:table-cell table:formula="of:=IF([.B89]=0;0;IF([.B89]=1;1;[.C89]+VLOOKUP([.$A89]; [.$G$2:.$H$42]; 2)))" office:value-type="float" office:value="-13.8998153501102" calcext:value-type="float">
            <text:p>-13.8998153501102</text:p>
          </table:table-cell>
          <table:table-cell table:formula="of:=IF([.B89]=0;0;IF([.B89]=1;1;1/(1+EXP(-[.D89]+0.5))))" office:value-type="float" office:value="0.00000055749299004396" calcext:value-type="float">
            <text:p>5.57492990043959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148287" calcext:value-type="float">
            <text:p>1.48E-10</text:p>
          </table:table-cell>
          <table:table-cell table:formula="of:=IF([.B90]=0;0;IF([.B90]=1;1;LN([.B90]/(1-[.B90]))+0.5))" office:value-type="float" office:value="-22.1318715306271" calcext:value-type="float">
            <text:p>-22.1318715306271</text:p>
          </table:table-cell>
          <table:table-cell table:formula="of:=IF([.B90]=0;0;IF([.B90]=1;1;[.C90]+VLOOKUP([.$A90]; [.$G$2:.$H$42]; 2)))" office:value-type="float" office:value="-22.1265503739564" calcext:value-type="float">
            <text:p>-22.1265503739564</text:p>
          </table:table-cell>
          <table:table-cell table:formula="of:=IF([.B90]=0;0;IF([.B90]=1;1;1/(1+EXP(-[.D90]+0.5))))" office:value-type="float" office:value="0.00000000014907816144" calcext:value-type="float">
            <text:p>1.49078161439298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5118" calcext:value-type="float">
            <text:p>6.15E-08</text:p>
          </table:table-cell>
          <table:table-cell table:formula="of:=IF([.B91]=0;0;IF([.B91]=1;1;LN([.B91]/(1-[.B91]))+0.5))" office:value-type="float" office:value="-16.1040367491081" calcext:value-type="float">
            <text:p>-16.1040367491081</text:p>
          </table:table-cell>
          <table:table-cell table:formula="of:=IF([.B91]=0;0;IF([.B91]=1;1;[.C91]+VLOOKUP([.$A91]; [.$G$2:.$H$42]; 2)))" office:value-type="float" office:value="-16.0989987443697" calcext:value-type="float">
            <text:p>-16.0989987443697</text:p>
          </table:table-cell>
          <table:table-cell table:formula="of:=IF([.B91]=0;0;IF([.B91]=1;1;1/(1+EXP(-[.D91]+0.5))))" office:value-type="float" office:value="0.00000006182247866387" calcext:value-type="float">
            <text:p>6.18224786638736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2535" calcext:value-type="float">
            <text:p>3.53E-09</text:p>
          </table:table-cell>
          <table:table-cell table:formula="of:=IF([.B92]=0;0;IF([.B92]=1;1;LN([.B92]/(1-[.B92]))+0.5))" office:value-type="float" office:value="-18.9632861113057" calcext:value-type="float">
            <text:p>-18.9632861113057</text:p>
          </table:table-cell>
          <table:table-cell table:formula="of:=IF([.B92]=0;0;IF([.B92]=1;1;[.C92]+VLOOKUP([.$A92]; [.$G$2:.$H$42]; 2)))" office:value-type="float" office:value="-18.957964954635" calcext:value-type="float">
            <text:p>-18.957964954635</text:p>
          </table:table-cell>
          <table:table-cell table:formula="of:=IF([.B92]=0;0;IF([.B92]=1;1;1/(1+EXP(-[.D92]+0.5))))" office:value-type="float" office:value="0.00000000354415893787" calcext:value-type="float">
            <text:p>3.54415893787424E-09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182819" calcext:value-type="float">
            <text:p>1.83E-08</text:p>
          </table:table-cell>
          <table:table-cell table:formula="of:=IF([.B93]=0;0;IF([.B93]=1;1;LN([.B93]/(1-[.B93]))+0.5))" office:value-type="float" office:value="-17.3173543193089" calcext:value-type="float">
            <text:p>-17.3173543193089</text:p>
          </table:table-cell>
          <table:table-cell table:formula="of:=IF([.B93]=0;0;IF([.B93]=1;1;[.C93]+VLOOKUP([.$A93]; [.$G$2:.$H$42]; 2)))" office:value-type="float" office:value="-17.3121528114805" calcext:value-type="float">
            <text:p>-17.3121528114805</text:p>
          </table:table-cell>
          <table:table-cell table:formula="of:=IF([.B93]=0;0;IF([.B93]=1;1;1/(1+EXP(-[.D93]+0.5))))" office:value-type="float" office:value="0.00000001837724118823" calcext:value-type="float">
            <text:p>1.83772411882287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VLOOKUP([.$A94]; [.$G$2:.$H$42]; 2)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0;IF([.B95]=1;1;LN([.B95]/(1-[.B95]))+0.5))" office:value-type="float" office:value="0" calcext:value-type="float">
            <text:p>0</text:p>
          </table:table-cell>
          <table:table-cell table:formula="of:=IF([.B95]=0;0;IF([.B95]=1;1;[.C95]+VLOOKUP([.$A95]; [.$G$2:.$H$42]; 2)))" office:value-type="float" office:value="0" calcext:value-type="float">
            <text:p>0</text:p>
          </table:table-cell>
          <table:table-cell table:formula="of:=IF([.B95]=0;0;IF([.B95]=1;1;1/(1+EXP(-[.D9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000114785" calcext:value-type="float">
            <text:p>1.15E-11</text:p>
          </table:table-cell>
          <table:table-cell table:formula="of:=IF([.B96]=0;0;IF([.B96]=1;1;LN([.B96]/(1-[.B96]))+0.5))" office:value-type="float" office:value="-24.6905453955836" calcext:value-type="float">
            <text:p>-24.6905453955836</text:p>
          </table:table-cell>
          <table:table-cell table:formula="of:=IF([.B96]=0;0;IF([.B96]=1;1;[.C96]+VLOOKUP([.$A96]; [.$G$2:.$H$42]; 2)))" office:value-type="float" office:value="-24.6853592639801" calcext:value-type="float">
            <text:p>-24.6853592639801</text:p>
          </table:table-cell>
          <table:table-cell table:formula="of:=IF([.B96]=0;0;IF([.B96]=1;1;1/(1+EXP(-[.D96]+0.5))))" office:value-type="float" office:value="0.00000000001153818364" calcext:value-type="float">
            <text:p>1.15381836414483E-11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432453" calcext:value-type="float">
            <text:p>4.32E-07</text:p>
          </table:table-cell>
          <table:table-cell table:formula="of:=IF([.B97]=0;0;IF([.B97]=1;1;LN([.B97]/(1-[.B97]))+0.5))" office:value-type="float" office:value="-14.1537917545467" calcext:value-type="float">
            <text:p>-14.1537917545467</text:p>
          </table:table-cell>
          <table:table-cell table:formula="of:=IF([.B97]=0;0;IF([.B97]=1;1;[.C97]+VLOOKUP([.$A97]; [.$G$2:.$H$42]; 2)))" office:value-type="float" office:value="-14.1485209197295" calcext:value-type="float">
            <text:p>-14.1485209197295</text:p>
          </table:table-cell>
          <table:table-cell table:formula="of:=IF([.B97]=0;0;IF([.B97]=1;1;1/(1+EXP(-[.D97]+0.5))))" office:value-type="float" office:value="0.00000043473840504346" calcext:value-type="float">
            <text:p>4.34738405043458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8]=0;0;IF([.B98]=1;1;LN([.B98]/(1-[.B98]))+0.5))" office:value-type="float" office:value="0" calcext:value-type="float">
            <text:p>0</text:p>
          </table:table-cell>
          <table:table-cell table:formula="of:=IF([.B98]=0;0;IF([.B98]=1;1;[.C98]+VLOOKUP([.$A98]; [.$G$2:.$H$42]; 2)))" office:value-type="float" office:value="0" calcext:value-type="float">
            <text:p>0</text:p>
          </table:table-cell>
          <table:table-cell table:formula="of:=IF([.B98]=0;0;IF([.B98]=1;1;1/(1+EXP(-[.D9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+0.5))" office:value-type="float" office:value="0" calcext:value-type="float">
            <text:p>0</text:p>
          </table:table-cell>
          <table:table-cell table:formula="of:=IF([.B99]=0;0;IF([.B99]=1;1;[.C99]+VLOOKUP([.$A99]; [.$G$2:.$H$42]; 2)))" office:value-type="float" office:value="0" calcext:value-type="float">
            <text:p>0</text:p>
          </table:table-cell>
          <table:table-cell table:formula="of:=IF([.B99]=0;0;IF([.B99]=1;1;1/(1+EXP(-[.D9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44865" calcext:value-type="float">
            <text:p>6.45E-08</text:p>
          </table:table-cell>
          <table:table-cell table:formula="of:=IF([.B100]=0;0;IF([.B100]=1;1;LN([.B100]/(1-[.B100]))+0.5))" office:value-type="float" office:value="-16.0568098728906" calcext:value-type="float">
            <text:p>-16.0568098728906</text:p>
          </table:table-cell>
          <table:table-cell table:formula="of:=IF([.B100]=0;0;IF([.B100]=1;1;[.C100]+VLOOKUP([.$A100]; [.$G$2:.$H$42]; 2)))" office:value-type="float" office:value="-16.0517718681522" calcext:value-type="float">
            <text:p>-16.0517718681522</text:p>
          </table:table-cell>
          <table:table-cell table:formula="of:=IF([.B100]=0;0;IF([.B100]=1;1;1/(1+EXP(-[.D100]+0.5))))" office:value-type="float" office:value="0.0000000648122030293" calcext:value-type="float">
            <text:p>6.48122030293048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1]=0;0;IF([.B101]=1;1;LN([.B101]/(1-[.B101]))+0.5))" office:value-type="float" office:value="0" calcext:value-type="float">
            <text:p>0</text:p>
          </table:table-cell>
          <table:table-cell table:formula="of:=IF([.B101]=0;0;IF([.B101]=1;1;[.C101]+VLOOKUP([.$A101]; [.$G$2:.$H$42]; 2)))" office:value-type="float" office:value="0" calcext:value-type="float">
            <text:p>0</text:p>
          </table:table-cell>
          <table:table-cell table:formula="of:=IF([.B101]=0;0;IF([.B101]=1;1;1/(1+EXP(-[.D10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005837818619465" calcext:value-type="float">
            <text:p>5.837818619465E-06</text:p>
          </table:table-cell>
          <table:table-cell table:formula="of:=AVERAGE([.C2:.C101])" office:value-type="float" office:value="-12.2146681365317" calcext:value-type="float">
            <text:p>-12.2146681365317</text:p>
          </table:table-cell>
          <table:table-cell table:formula="of:=AVERAGE([.D2:.D101])" office:value-type="float" office:value="-12.2110011296585" calcext:value-type="float">
            <text:p>-12.2110011296585</text:p>
          </table:table-cell>
          <table:table-cell table:formula="of:=AVERAGE([.E2:.E101])" office:value-type="float" office:value="0.00000587065543631696" calcext:value-type="float">
            <text:p>5.87065543631696E-0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10T05:58:28.048304128</dc:date>
    <meta:editing-duration>PT5H31M50S</meta:editing-duration>
    <meta:editing-cycles>35</meta:editing-cycles>
    <meta:generator>LibreOffice/7.3.7.2$Linux_X86_64 LibreOffice_project/30$Build-2</meta:generator>
    <meta:document-statistic meta:table-count="1" meta:cell-count="594" meta:object-count="0"/>
  </office:meta>
</office:document-meta>
</file>